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 style:parent-style-name="Graphics">
      <style:graphic-properties draw:fill="none" draw:stroke="none"/>
    </style:style>
    <style:style style:family="graphic" style:name="a365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0" style:parent-style-name="Graphics">
      <style:graphic-properties draw:fill="none" draw:stroke="none"/>
    </style:style>
    <style:style style:family="graphic" style:name="a351" style:parent-style-name="Graphics">
      <style:graphic-properties draw:fill="none" draw:stroke="non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3" style:parent-style-name="Graphics">
      <style:graphic-properties draw:fill="none" draw:stroke="none"/>
    </style:style>
    <style:style style:family="graphic" style:name="a354" style:parent-style-name="Graphics">
      <style:graphic-properties draw:fill="none" draw:stroke="non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draw:stroke="non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8" style:parent-style-name="Graphics">
      <style:graphic-properties draw:fill="none" draw:stroke="non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0" style:parent-style-name="Graphics">
      <style:graphic-properties draw:fill="none" draw:stroke="non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2" style:parent-style-name="Graphics">
      <style:graphic-properties draw:fill="none" draw:stroke="non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draw:stroke="non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draw:stroke="none"/>
    </style:style>
    <style:style style:family="graphic" style:name="a347" style:parent-style-name="Graphics">
      <style:graphic-properties draw:fill="none" draw:stroke="none"/>
    </style:style>
    <style:style style:family="graphic" style:name="a348" style:parent-style-name="Graphics">
      <style:graphic-properties draw:fill="none" draw:stroke="none"/>
    </style:style>
    <style:style style:family="graphic" style:name="a349" style:parent-style-name="Graphics">
      <style:graphic-properties draw:fill="none" draw:stroke="none"/>
    </style:style>
    <style:style style:family="graphic" style:name="a360" style:parent-style-name="Graphics">
      <style:graphic-properties draw:fill="none" draw:stroke="none"/>
    </style:style>
    <style:style style:family="graphic" style:name="a361" style:parent-style-name="Graphics">
      <style:graphic-properties draw:fill="none" draw:stroke="none"/>
    </style:style>
    <style:style style:family="graphic" style:name="a362" style:parent-style-name="Graphics">
      <style:graphic-properties draw:fill="none" draw:stroke="none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3" draw:style-name="a335" draw:master-page-name="Master1-Layout7-blank-Blank" presentation:presentation-page-layout-name="Master1-PPL7" draw:id="Slide-258">
        <draw:frame draw:id="id63" draw:style-name="a336" draw:name="Picture 3" svg:x="2.77083in" svg:y="2.29167in" svg:width="4.45833in" svg:height="2.91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" draw:style-name="a337" draw:master-page-name="Master1-Layout7-blank-Blank" presentation:presentation-page-layout-name="Master1-PPL7" draw:id="Slide-256">
        <draw:frame draw:id="id64" draw:style-name="a338" draw:name="Picture 6" svg:x="1.78125in" svg:y="1.03646in" svg:width="6.4375in" svg:height="5.427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339" draw:master-page-name="Master1-Layout7-blank-Blank" presentation:presentation-page-layout-name="Master1-PPL7" draw:id="Slide-257">
        <draw:frame draw:id="id65" draw:style-name="a340" draw:name="Picture 14" svg:x="1.30208in" svg:y="0.92708in" svg:width="7.39583in" svg:height="5.6458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41" draw:master-page-name="Master1-Layout7-blank-Blank" presentation:presentation-page-layout-name="Master1-PPL7" draw:id="Slide-259">
        <draw:frame draw:id="id66" draw:style-name="a342" draw:name="Picture 2" svg:x="1.27604in" svg:y="0.97396in" svg:width="7.44792in" svg:height="5.5520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5" draw:style-name="a343" draw:master-page-name="Master1-Layout7-blank-Blank" presentation:presentation-page-layout-name="Master1-PPL7" draw:id="Slide-260">
        <draw:frame draw:id="id67" draw:style-name="a344" draw:name="Picture 1" svg:x="3.92187in" svg:y="2.64062in" svg:width="2.15625in" svg:height="2.2187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345" draw:master-page-name="Master1-Layout7-blank-Blank" presentation:presentation-page-layout-name="Master1-PPL7" draw:id="Slide-261">
        <draw:frame draw:id="id68" draw:style-name="a346" draw:name="Picture 1" svg:x="4.39583in" svg:y="3.14062in" svg:width="1.20833in" svg:height="1.21875in" style:rel-width="scale" style:rel-height="scale">
          <draw:image xlink:href="media/image6.png" xlink:type="simple" xlink:show="embed" xlink:actuate="onLoad"/>
          <svg:title/>
          <svg:desc/>
        </draw:frame>
        <draw:frame draw:id="id69" draw:style-name="a347" draw:name="Picture 2" svg:x="6.23709in" svg:y="1.78646in" svg:width="1.32292in" svg:height="1.35417in" style:rel-width="scale" style:rel-height="scale">
          <draw:image xlink:href="media/image7.png" xlink:type="simple" xlink:show="embed" xlink:actuate="onLoad"/>
          <svg:title/>
          <svg:desc/>
        </draw:frame>
        <draw:frame draw:id="id70" draw:style-name="a348" draw:name="Picture 4" svg:x="6.28918in" svg:y="5.084in" svg:width="1.27083in" svg:height="1.27083in" style:rel-width="scale" style:rel-height="scale">
          <draw:image xlink:href="media/image8.png" xlink:type="simple" xlink:show="embed" xlink:actuate="onLoad"/>
          <svg:title/>
          <svg:desc/>
        </draw:frame>
        <draw:frame draw:id="id71" draw:style-name="a349" draw:name="Picture 5" svg:x="6.33605in" svg:y="3.81578in" svg:width="1.17708in" svg:height="1.21875in" style:rel-width="scale" style:rel-height="scale">
          <draw:image xlink:href="media/image9.png" xlink:type="simple" xlink:show="embed" xlink:actuate="onLoad"/>
          <svg:title/>
          <svg:desc/>
        </draw:frame>
        <draw:frame draw:id="id72" draw:style-name="a350" draw:name="Picture 6" svg:x="1.40352in" svg:y="3.47983in" svg:width="2.26042in" svg:height="2.23958in" style:rel-width="scale" style:rel-height="scale">
          <draw:image xlink:href="media/image10.png" xlink:type="simple" xlink:show="embed" xlink:actuate="onLoad"/>
          <svg:title/>
          <svg:desc/>
        </draw:frame>
        <draw:frame draw:id="id73" draw:style-name="a351" draw:name="Picture 6" svg:x="1.40352in" svg:y="0.90625in" svg:width="0.9375in" svg:height="1.76042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352" draw:master-page-name="Master1-Layout7-blank-Blank" presentation:presentation-page-layout-name="Master1-PPL7" draw:id="Slide-262">
        <draw:frame draw:id="id74" draw:style-name="a353" draw:name="Picture 1" svg:x="4.04715in" svg:y="0.29304in" svg:width="5.625in" svg:height="4.17708in" style:rel-width="scale" style:rel-height="scale">
          <draw:image xlink:href="media/image12.png" xlink:type="simple" xlink:show="embed" xlink:actuate="onLoad"/>
          <svg:title/>
          <svg:desc/>
        </draw:frame>
        <draw:frame draw:id="id75" draw:style-name="a354" draw:name="Picture 4" svg:x="1.53125in" svg:y="1.18229in" svg:width="6.9375in" svg:height="5.1354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8" draw:style-name="a355" draw:master-page-name="Master1-Layout7-blank-Blank" presentation:presentation-page-layout-name="Master1-PPL7" draw:id="Slide-263">
        <draw:frame draw:id="id76" draw:style-name="a356" draw:name="Picture 2" svg:x="-2.75in" svg:y="1.60417in" svg:width="15.5in" svg:height="4.2916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9" draw:style-name="a357" draw:master-page-name="Master1-Layout7-blank-Blank" presentation:presentation-page-layout-name="Master1-PPL7" draw:id="Slide-264">
        <draw:frame draw:id="id77" draw:style-name="a358" draw:name="Picture 2" svg:x="1.98958in" svg:y="0.71354in" svg:width="6.02083in" svg:height="6.07292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10" draw:style-name="a359" draw:master-page-name="Master1-Layout7-blank-Blank" presentation:presentation-page-layout-name="Master1-PPL7" draw:id="Slide-265">
        <draw:frame draw:id="id78" draw:style-name="a360" draw:name="Picture 4" svg:x="0.80818in" svg:y="0.45015in" svg:width="4.69792in" svg:height="3.88542in" style:rel-width="scale" style:rel-height="scale">
          <draw:image xlink:href="media/image16.png" xlink:type="simple" xlink:show="embed" xlink:actuate="onLoad"/>
          <svg:title/>
          <svg:desc/>
        </draw:frame>
        <draw:frame draw:id="id79" draw:style-name="a361" draw:name="Picture 3" svg:x="0.80818in" svg:y="4.60551in" svg:width="3.75in" svg:height="1.26042in" style:rel-width="scale" style:rel-height="scale">
          <draw:image xlink:href="media/image17.png" xlink:type="simple" xlink:show="embed" xlink:actuate="onLoad"/>
          <svg:title/>
          <svg:desc/>
        </draw:frame>
        <draw:frame draw:id="id80" draw:style-name="a362" draw:name="Picture 5" svg:x="5.22262in" svg:y="4.23051in" svg:width="3.58333in" svg:height="1.63542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1" draw:style-name="a363" draw:master-page-name="Master1-Layout7-blank-Blank" presentation:presentation-page-layout-name="Master1-PPL7" draw:id="Slide-266">
        <draw:frame draw:id="id81" draw:style-name="a364" draw:name="Picture 1" svg:x="3.21207in" svg:y="1.57238in" svg:width="1.28125in" svg:height="2.125in" style:rel-width="scale" style:rel-height="scale">
          <draw:image xlink:href="media/image19.png" xlink:type="simple" xlink:show="embed" xlink:actuate="onLoad"/>
          <svg:title/>
          <svg:desc/>
        </draw:frame>
        <draw:frame draw:id="id82" draw:style-name="a365" draw:name="Picture 5" svg:x="4.82492in" svg:y="3.05889in" svg:width="3.26042in" svg:height="2.34375in" style:rel-width="scale" style:rel-height="scale">
          <draw:image xlink:href="media/image2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.39931in" svg:width="8.625in" svg:height="1.44965in"/>
      <presentation:placeholder presentation:object="object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.39931in" svg:width="8.625in" svg:height="1.44965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.39931in" svg:width="8.625in" svg:height="1.44965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.39931in" svg:width="8.625in" svg:height="1.44965in"/>
      <presentation:placeholder presentation:object="outline" svg:x="0.6875in" svg:y="1.99653in" svg:width="8.6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yNewDefaultTheme4-3" style:page-layout-name="pageLayout1" draw:style-name="a0">
      <draw:frame draw:id="id0" presentation:style-name="a3" draw:name="Title Placeholder 1" svg:x="0.6875in" svg:y="0.39931in" svg:width="8.62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99653in" svg:width="8.62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15-02-18</text:date></text:span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6.95139in" svg:width="2.25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1.22743in" svg:width="8.5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25in" svg:y="3.93924in" svg:width="7.5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6875in" svg:y="6.95139in" svg:width="2.25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15-02-18</text:date></text:span></text:p>
        </draw:text-box>
        <svg:title/>
        <svg:desc/>
      </draw:frame>
      <draw:frame draw:id="id8" presentation:style-name="a43" draw:name="Footer Placeholder 4" svg:x="3.3125in" svg:y="6.95139in" svg:width="3.37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0625in" svg:y="6.95139in" svg:width="2.25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6875in" svg:y="0.39931in" svg:width="8.62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6875in" svg:y="1.99653in" svg:width="8.62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6875in" svg:y="6.95139in" svg:width="2.25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15-02-18</text:date></text:span></text:p>
        </draw:text-box>
        <svg:title/>
        <svg:desc/>
      </draw:frame>
      <draw:frame draw:id="id13" presentation:style-name="a73" draw:name="Footer Placeholder 4" svg:x="3.3125in" svg:y="6.95139in" svg:width="3.37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0625in" svg:y="6.95139in" svg:width="2.25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68229in" svg:y="1.86979in" svg:width="8.62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68229in" svg:y="5.0191in" svg:width="8.62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6875in" svg:y="6.95139in" svg:width="2.25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15-02-18</text:date></text:span></text:p>
        </draw:text-box>
        <svg:title/>
        <svg:desc/>
      </draw:frame>
      <draw:frame draw:id="id18" presentation:style-name="a91" draw:name="Footer Placeholder 4" svg:x="3.3125in" svg:y="6.95139in" svg:width="3.3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0625in" svg:y="6.95139in" svg:width="2.25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6875in" svg:y="0.39931in" svg:width="8.62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6875in" svg:y="1.99653in" svg:width="4.25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625in" svg:y="1.99653in" svg:width="4.2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6875in" svg:y="6.95139in" svg:width="2.25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15-02-18</text:date></text:span></text:p>
        </draw:text-box>
        <svg:title/>
        <svg:desc/>
      </draw:frame>
      <draw:frame draw:id="id24" presentation:style-name="a137" draw:name="Footer Placeholder 5" svg:x="3.3125in" svg:y="6.95139in" svg:width="3.37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0625in" svg:y="6.95139in" svg:width="2.25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6888in" svg:y="0.39931in" svg:width="8.62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6888in" svg:y="1.83854in" svg:width="4.23047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6888in" svg:y="2.73958in" svg:width="4.23047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625in" svg:y="1.83854in" svg:width="4.2513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625in" svg:y="2.73958in" svg:width="4.2513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6875in" svg:y="6.95139in" svg:width="2.25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15-02-18</text:date></text:span></text:p>
        </draw:text-box>
        <svg:title/>
        <svg:desc/>
      </draw:frame>
      <draw:frame draw:id="id32" presentation:style-name="a191" draw:name="Footer Placeholder 7" svg:x="3.3125in" svg:y="6.95139in" svg:width="3.37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0625in" svg:y="6.95139in" svg:width="2.25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6875in" svg:y="0.39931in" svg:width="8.62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6875in" svg:y="6.95139in" svg:width="2.25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15-02-18</text:date></text:span></text:p>
        </draw:text-box>
        <svg:title/>
        <svg:desc/>
      </draw:frame>
      <draw:frame draw:id="id36" presentation:style-name="a205" draw:name="Footer Placeholder 3" svg:x="3.3125in" svg:y="6.95139in" svg:width="3.3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0625in" svg:y="6.95139in" svg:width="2.25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6875in" svg:y="6.95139in" svg:width="2.25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15-02-18</text:date></text:span></text:p>
        </draw:text-box>
        <svg:title/>
        <svg:desc/>
      </draw:frame>
      <draw:frame draw:id="id39" presentation:style-name="a216" draw:name="Footer Placeholder 2" svg:x="3.3125in" svg:y="6.95139in" svg:width="3.37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0625in" svg:y="6.95139in" svg:width="2.25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6888in" svg:y="0.5in" svg:width="3.22526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4.2513in" svg:y="1.07986in" svg:width="5.062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6888in" svg:y="2.25in" svg:width="3.22526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6875in" svg:y="6.95139in" svg:width="2.25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15-02-18</text:date></text:span></text:p>
        </draw:text-box>
        <svg:title/>
        <svg:desc/>
      </draw:frame>
      <draw:frame draw:id="id45" presentation:style-name="a250" draw:name="Footer Placeholder 5" svg:x="3.3125in" svg:y="6.95139in" svg:width="3.37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0625in" svg:y="6.95139in" svg:width="2.25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6888in" svg:y="0.5in" svg:width="3.22526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4.2513in" svg:y="1.07986in" svg:width="5.062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6888in" svg:y="2.25in" svg:width="3.22526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6875in" svg:y="6.95139in" svg:width="2.25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15-02-18</text:date></text:span></text:p>
        </draw:text-box>
        <svg:title/>
        <svg:desc/>
      </draw:frame>
      <draw:frame draw:id="id51" presentation:style-name="a271" draw:name="Footer Placeholder 5" svg:x="3.3125in" svg:y="6.95139in" svg:width="3.37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0625in" svg:y="6.95139in" svg:width="2.2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6875in" svg:y="0.39931in" svg:width="8.62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6875in" svg:y="1.99653in" svg:width="8.62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6875in" svg:y="6.95139in" svg:width="2.25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15-02-18</text:date></text:span></text:p>
        </draw:text-box>
        <svg:title/>
        <svg:desc/>
      </draw:frame>
      <draw:frame draw:id="id56" presentation:style-name="a301" draw:name="Footer Placeholder 4" svg:x="3.3125in" svg:y="6.95139in" svg:width="3.37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0625in" svg:y="6.95139in" svg:width="2.25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15625in" svg:y="0.39931in" svg:width="2.1562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6875in" svg:y="0.39931in" svg:width="6.34375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6875in" svg:y="6.95139in" svg:width="2.25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15-02-18</text:date></text:span></text:p>
        </draw:text-box>
        <svg:title/>
        <svg:desc/>
      </draw:frame>
      <draw:frame draw:id="id61" presentation:style-name="a331" draw:name="Footer Placeholder 4" svg:x="3.3125in" svg:y="6.95139in" svg:width="3.37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0625in" svg:y="6.95139in" svg:width="2.25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jornr</meta:initial-creator>
    <dc:creator>bjornr</dc:creator>
    <meta:creation-date>2015-02-01T18:29:20Z</meta:creation-date>
    <dc:date>2015-02-19T10:14:20Z</dc:date>
    <meta:template xlink:href="Default%20Theme" xlink:type="simple"/>
    <meta:editing-cycles>24</meta:editing-cycles>
    <meta:editing-duration>PT519684S</meta:editing-duration>
    <meta:document-statistic meta:paragraph-count="0" meta:word-count="0"/>
  </office:meta>
</office:document-meta>
</file>